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79.11mm"/>
    </style:style>
    <style:style style:name="co7" style:family="table-column">
      <style:table-column-properties fo:break-before="auto" style:column-width="41.91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3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6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2"/>
        <table:table-column table:style-name="co6" table:default-cell-style-name="ce13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7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Gen4 (Renault Twizy)11 November 2011 12</text:p>
          </table:table-cell>
          <table:table-cell table:style-name="ce9"/>
          <table:table-cell table:style-name="ce3" office:value-type="string" calcext:value-type="string">
            <text:p>Product name</text:p>
          </table:table-cell>
          <table:table-cell table:style-name="ce14"/>
          <table:table-cell table:style-name="ce3" table:formula="of:=&quot;CFG READS &quot;&amp;MID([.A3];3;4)&amp;&quot; &quot;&amp;MID([.B3];3;2)" office:value-type="string" office:string-value="CFG READS 1008 00" calcext:value-type="string">
            <text:p>CFG READS 1008 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0003</text:p>
          </table:table-cell>
          <table:table-cell table:style-name="ce8"/>
          <table:table-cell office:value-type="string" calcext:value-type="string">
            <text:p>Hardware version</text:p>
          </table:table-cell>
          <table:table-cell/>
          <table:table-cell table:formula="of:=&quot;CFG READS &quot;&amp;MID([.A4];3;4)&amp;&quot; &quot;&amp;MID([.B4];3;2)" office:value-type="string" office:string-value="CFG READS 1009 00" calcext:value-type="string">
            <text:p>CFG READS 1009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712.0001</text:p>
          </table:table-cell>
          <table:table-cell table:style-name="ce8"/>
          <table:table-cell office:value-type="string" calcext:value-type="string">
            <text:p>Software version</text:p>
          </table:table-cell>
          <table:table-cell/>
          <table:table-cell table:formula="of:=&quot;CFG READS &quot;&amp;MID([.A5];3;4)&amp;&quot; &quot;&amp;MID([.B5];3;2)" office:value-type="string" office:string-value="CFG READS 100a 00" calcext:value-type="string">
            <text:p>CFG READS 100a 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10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5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7];3;4)&amp;&quot; &quot;&amp;MID([.B7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10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8];3;4)&amp;&quot; &quot;&amp;MID([.B8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ery current limit source</text:p>
          </table:table-cell>
          <table:table-cell office:value-type="string" calcext:value-type="string">
            <text:p>4 = BMS, 3 = profiles, 1 = max currents, 0 = off</text:p>
          </table:table-cell>
          <table:table-cell table:formula="of:=&quot;CFG READ &quot;&amp;MID([.A10];3;4)&amp;&quot; &quot;&amp;MID([.B10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Max discharge current (A)</text:p>
          </table:table-cell>
          <table:table-cell/>
          <table:table-cell table:formula="of:=&quot;CFG READ &quot;&amp;MID([.A11];3;4)&amp;&quot; &quot;&amp;MID([.B11];3;2)" office:value-type="string" office:string-value="CFG READ 2870 02" calcext:value-type="string">
            <text:p>CFG READ 287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3</text:p>
          </table:table-cell>
          <table:table-cell table:style-name="ce5" office:value-type="float" office:value="65336" calcext:value-type="float">
            <text:p>65336</text:p>
          </table:table-cell>
          <table:table-cell/>
          <table:table-cell office:value-type="string" calcext:value-type="string">
            <text:p>Max charge current (A)</text:p>
          </table:table-cell>
          <table:table-cell office:value-type="string" calcext:value-type="string">
            <text:p>int16 = -200</text:p>
          </table:table-cell>
          <table:table-cell table:formula="of:=&quot;CFG READ &quot;&amp;MID([.A12];3;4)&amp;&quot; &quot;&amp;MID([.B12];3;2)" office:value-type="string" office:string-value="CFG READ 2870 03" calcext:value-type="string">
            <text:p>CFG READ 287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charge current level (%)</text:p>
          </table:table-cell>
          <table:table-cell/>
          <table:table-cell table:formula="of:=&quot;CFG READ &quot;&amp;MID([.A13];3;4)&amp;&quot; &quot;&amp;MID([.B13];3;2)" office:value-type="string" office:string-value="CFG READ 2870 04" calcext:value-type="string">
            <text:p>CFG READ 287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harge current level (%)</text:p>
          </table:table-cell>
          <table:table-cell/>
          <table:table-cell table:formula="of:=&quot;CFG READ &quot;&amp;MID([.A14];3;4)&amp;&quot; &quot;&amp;MID([.B14];3;2)" office:value-type="string" office:string-value="CFG READ 2870 05" calcext:value-type="string">
            <text:p>CFG READ 287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8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 office:value-type="string" calcext:value-type="string">
            <text:p>fixed by BMS in mode 4</text:p>
          </table:table-cell>
          <table:table-cell table:formula="of:=&quot;CFG READ &quot;&amp;MID([.A15];3;4)&amp;&quot; &quot;&amp;MID([.B15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8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, fixed by BMS in mode 4</text:p>
          </table:table-cell>
          <table:table-cell table:formula="of:=&quot;CFG READ &quot;&amp;MID([.A16];3;4)&amp;&quot; &quot;&amp;MID([.B16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8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8];3;4)&amp;&quot; &quot;&amp;MID([.B18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8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9];3;4)&amp;&quot; &quot;&amp;MID([.B19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20];3;4)&amp;&quot; &quot;&amp;MID([.B20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8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22];3;4)&amp;&quot; &quot;&amp;MID([.B22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8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23];3;4)&amp;&quot; &quot;&amp;MID([.B23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24];3;4)&amp;&quot; &quot;&amp;MID([.B24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8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25];3;4)&amp;&quot; &quot;&amp;MID([.B25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26];3;4)&amp;&quot; &quot;&amp;MID([.B26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8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27];3;4)&amp;&quot; &quot;&amp;MID([.B27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8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9];3;4)&amp;&quot; &quot;&amp;MID([.B29];3;2)" office:value-type="string" office:string-value="CFG READ 4641 02" calcext:value-type="string">
            <text:p>CFG READ 4641 02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30];3;4)&amp;&quot; &quot;&amp;MID([.B30];3;2)" office:value-type="string" office:string-value="CFG READ 4641 03" calcext:value-type="string">
            <text:p>CFG READ 4641 03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31];3;4)&amp;&quot; &quot;&amp;MID([.B31];3;2)" office:value-type="string" office:string-value="CFG READ 4641 04" calcext:value-type="string">
            <text:p>CFG READ 4641 04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0x4641</text:p>
          </table:table-cell>
          <table:table-cell table:style-name="ce4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32];3;4)&amp;&quot; &quot;&amp;MID([.B32];3;2)" office:value-type="string" office:string-value="CFG READ 4641 07" calcext:value-type="string">
            <text:p>CFG READ 4641 07</text:p>
          </table:table-cell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8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33];3;4)&amp;&quot; &quot;&amp;MID([.B33];3;2)" office:value-type="string" office:string-value="CFG READ 6075 00" calcext:value-type="string">
            <text:p>CFG READ 6075 00</text:p>
          </table:table-cell>
          <table:table-cell table:style-name="ce5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8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35];3;4)&amp;&quot; &quot;&amp;MID([.B35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36];3;4)&amp;&quot; &quot;&amp;MID([.B36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8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37];3;4)&amp;&quot; &quot;&amp;MID([.B37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9];3;4)&amp;&quot; &quot;&amp;MID([.B39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8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40];3;4)&amp;&quot; &quot;&amp;MID([.B40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41];3;4)&amp;&quot; &quot;&amp;MID([.B41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8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42];3;4)&amp;&quot; &quot;&amp;MID([.B42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43];3;4)&amp;&quot; &quot;&amp;MID([.B43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8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44];3;4)&amp;&quot; &quot;&amp;MID([.B44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8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45];3;4)&amp;&quot; &quot;&amp;MID([.B45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8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46];3;4)&amp;&quot; &quot;&amp;MID([.B46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47];3;4)&amp;&quot; &quot;&amp;MID([.B47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8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8];3;4)&amp;&quot; &quot;&amp;MID([.B48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9];3;4)&amp;&quot; &quot;&amp;MID([.B49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8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50];3;4)&amp;&quot; &quot;&amp;MID([.B50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51];3;4)&amp;&quot; &quot;&amp;MID([.B51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8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52];3;4)&amp;&quot; &quot;&amp;MID([.B52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8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53];3;4)&amp;&quot; &quot;&amp;MID([.B53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8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54];3;4)&amp;&quot; &quot;&amp;MID([.B54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8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55];3;4)&amp;&quot; &quot;&amp;MID([.B55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8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56];3;4)&amp;&quot; &quot;&amp;MID([.B56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8];3;4)&amp;&quot; &quot;&amp;MID([.B58];3;2)" office:value-type="string" office:string-value="CFG READ 4611 01" calcext:value-type="string">
            <text:p>CFG READ 4611 0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9];3;4)&amp;&quot; &quot;&amp;MID([.B59];3;2)" office:value-type="string" office:string-value="CFG READ 4611 02" calcext:value-type="string">
            <text:p>CFG READ 4611 0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60];3;4)&amp;&quot; &quot;&amp;MID([.B60];3;2)" office:value-type="string" office:string-value="CFG READ 4611 03" calcext:value-type="string">
            <text:p>CFG READ 4611 03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8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61];3;4)&amp;&quot; &quot;&amp;MID([.B61];3;2)" office:value-type="string" office:string-value="CFG READ 4611 04" calcext:value-type="string">
            <text:p>CFG READ 4611 04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8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62];3;4)&amp;&quot; &quot;&amp;MID([.B62];3;2)" office:value-type="string" office:string-value="CFG READ 4611 05" calcext:value-type="string">
            <text:p>CFG READ 4611 05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8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63];3;4)&amp;&quot; &quot;&amp;MID([.B63];3;2)" office:value-type="string" office:string-value="CFG READ 4611 06" calcext:value-type="string">
            <text:p>CFG READ 4611 06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8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64];3;4)&amp;&quot; &quot;&amp;MID([.B64];3;2)" office:value-type="string" office:string-value="CFG READ 4611 07" calcext:value-type="string">
            <text:p>CFG READ 4611 07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65];3;4)&amp;&quot; &quot;&amp;MID([.B65];3;2)" office:value-type="string" office:string-value="CFG READ 4611 08" calcext:value-type="string">
            <text:p>CFG READ 4611 08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8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66];3;4)&amp;&quot; &quot;&amp;MID([.B66];3;2)" office:value-type="string" office:string-value="CFG READ 4611 09" calcext:value-type="string">
            <text:p>CFG READ 4611 09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67];3;4)&amp;&quot; &quot;&amp;MID([.B67];3;2)" office:value-type="string" office:string-value="CFG READ 4611 0a" calcext:value-type="string">
            <text:p>CFG READ 4611 0a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8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8];3;4)&amp;&quot; &quot;&amp;MID([.B68];3;2)" office:value-type="string" office:string-value="CFG READ 4611 0b" calcext:value-type="string">
            <text:p>CFG READ 4611 0b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9];3;4)&amp;&quot; &quot;&amp;MID([.B69];3;2)" office:value-type="string" office:string-value="CFG READ 4611 0c" calcext:value-type="string">
            <text:p>CFG READ 4611 0c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70];3;4)&amp;&quot; &quot;&amp;MID([.B70];3;2)" office:value-type="string" office:string-value="CFG READ 4611 0d" calcext:value-type="string">
            <text:p>CFG READ 4611 0d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71];3;4)&amp;&quot; &quot;&amp;MID([.B71];3;2)" office:value-type="string" office:string-value="CFG READ 4611 0e" calcext:value-type="string">
            <text:p>CFG READ 4611 0e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8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72];3;4)&amp;&quot; &quot;&amp;MID([.B72];3;2)" office:value-type="string" office:string-value="CFG READ 4611 0f" calcext:value-type="string">
            <text:p>CFG READ 4611 0f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8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73];3;4)&amp;&quot; &quot;&amp;MID([.B73];3;2)" office:value-type="string" office:string-value="CFG READ 4611 10" calcext:value-type="string">
            <text:p>CFG READ 4611 10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8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74];3;4)&amp;&quot; &quot;&amp;MID([.B74];3;2)" office:value-type="string" office:string-value="CFG READ 4611 11" calcext:value-type="string">
            <text:p>CFG READ 4611 11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75];3;4)&amp;&quot; &quot;&amp;MID([.B75];3;2)" office:value-type="string" office:string-value="CFG READ 4611 12" calcext:value-type="string">
            <text:p>CFG READ 4611 12</text:p>
          </table:table-cell>
          <table:table-cell table:style-name="ce5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8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77];3;4)&amp;&quot; &quot;&amp;MID([.B77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8];3;4)&amp;&quot; &quot;&amp;MID([.B78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9];3;4)&amp;&quot; &quot;&amp;MID([.B79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8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81];3;4)&amp;&quot; &quot;&amp;MID([.B81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8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82];3;4)&amp;&quot; &quot;&amp;MID([.B82];3;2)" office:value-type="string" office:string-value="CFG READ 2920 06" calcext:value-type="string">
            <text:p>CFG READ 2920 06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8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84];3;4)&amp;&quot; &quot;&amp;MID([.B84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8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85];3;4)&amp;&quot; &quot;&amp;MID([.B85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86];3;4)&amp;&quot; &quot;&amp;MID([.B86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8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87];3;4)&amp;&quot; &quot;&amp;MID([.B87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8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8];3;4)&amp;&quot; &quot;&amp;MID([.B88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8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9];3;4)&amp;&quot; &quot;&amp;MID([.B89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8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91];3;4)&amp;&quot; &quot;&amp;MID([.B91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92];3;4)&amp;&quot; &quot;&amp;MID([.B92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8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93];3;4)&amp;&quot; &quot;&amp;MID([.B93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95];3;4)&amp;&quot; &quot;&amp;MID([.B95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96];3;4)&amp;&quot; &quot;&amp;MID([.B96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97];3;4)&amp;&quot; &quot;&amp;MID([.B97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8];3;4)&amp;&quot; &quot;&amp;MID([.B98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9];3;4)&amp;&quot; &quot;&amp;MID([.B99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100];3;4)&amp;&quot; &quot;&amp;MID([.B100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101];3;4)&amp;&quot; &quot;&amp;MID([.B101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102];3;4)&amp;&quot; &quot;&amp;MID([.B102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104];3;4)&amp;&quot; &quot;&amp;MID([.B104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105];3;4)&amp;&quot; &quot;&amp;MID([.B105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8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106];3;4)&amp;&quot; &quot;&amp;MID([.B106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107];3;4)&amp;&quot; &quot;&amp;MID([.B107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8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8];3;4)&amp;&quot; &quot;&amp;MID([.B108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9];3;4)&amp;&quot; &quot;&amp;MID([.B109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8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10];3;4)&amp;&quot; &quot;&amp;MID([.B110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11];3;4)&amp;&quot; &quot;&amp;MID([.B111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13];3;4)&amp;&quot; &quot;&amp;MID([.B113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8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14];3;4)&amp;&quot; &quot;&amp;MID([.B114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15];3;4)&amp;&quot; &quot;&amp;MID([.B115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8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16];3;4)&amp;&quot; &quot;&amp;MID([.B116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17];3;4)&amp;&quot; &quot;&amp;MID([.B117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8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8];3;4)&amp;&quot; &quot;&amp;MID([.B118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8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9];3;4)&amp;&quot; &quot;&amp;MID([.B119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20];3;4)&amp;&quot; &quot;&amp;MID([.B120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22];3;4)&amp;&quot; &quot;&amp;MID([.B122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8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23];3;4)&amp;&quot; &quot;&amp;MID([.B123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8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24];3;4)&amp;&quot; &quot;&amp;MID([.B124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26];3;4)&amp;&quot; &quot;&amp;MID([.B126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27];3;4)&amp;&quot; &quot;&amp;MID([.B127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8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9];3;4)&amp;&quot; &quot;&amp;MID([.B129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30];3;4)&amp;&quot; &quot;&amp;MID([.B130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31];3;4)&amp;&quot; &quot;&amp;MID([.B131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32];3;4)&amp;&quot; &quot;&amp;MID([.B132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34];3;4)&amp;&quot; &quot;&amp;MID([.B134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35];3;4)&amp;&quot; &quot;&amp;MID([.B135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37];3;4)&amp;&quot; &quot;&amp;MID([.B137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8];3;4)&amp;&quot; &quot;&amp;MID([.B138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3</text:p>
          </table:table-cell>
          <table:table-cell table:style-name="ce6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9];3;4)&amp;&quot; &quot;&amp;MID([.B139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4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40];3;4)&amp;&quot; &quot;&amp;MID([.B140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5</text:p>
          </table:table-cell>
          <table:table-cell table:style-name="ce6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41];3;4)&amp;&quot; &quot;&amp;MID([.B141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6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42];3;4)&amp;&quot; &quot;&amp;MID([.B142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7</text:p>
          </table:table-cell>
          <table:table-cell table:style-name="ce6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43];3;4)&amp;&quot; &quot;&amp;MID([.B143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8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44];3;4)&amp;&quot; &quot;&amp;MID([.B144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9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45];3;4)&amp;&quot; &quot;&amp;MID([.B145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a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46];3;4)&amp;&quot; &quot;&amp;MID([.B146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b</text:p>
          </table:table-cell>
          <table:table-cell table:style-name="ce6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47];3;4)&amp;&quot; &quot;&amp;MID([.B147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c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8];3;4)&amp;&quot; &quot;&amp;MID([.B148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d</text:p>
          </table:table-cell>
          <table:table-cell table:style-name="ce6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9];3;4)&amp;&quot; &quot;&amp;MID([.B149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e</text:p>
          </table:table-cell>
          <table:table-cell table:style-name="ce6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50];3;4)&amp;&quot; &quot;&amp;MID([.B150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f</text:p>
          </table:table-cell>
          <table:table-cell table:style-name="ce6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51];3;4)&amp;&quot; &quot;&amp;MID([.B151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0</text:p>
          </table:table-cell>
          <table:table-cell table:style-name="ce6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52];3;4)&amp;&quot; &quot;&amp;MID([.B152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53];3;4)&amp;&quot; &quot;&amp;MID([.B153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54];3;4)&amp;&quot; &quot;&amp;MID([.B154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driv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CFG READ &quot;&amp;MID([.A156];3;4)&amp;&quot; &quot;&amp;MID([.B156];3;2)" office:value-type="string" office:string-value="CFG READ 3813 11" calcext:value-type="string">
            <text:p>CFG READ 3813 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2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5 % power</text:p>
          </table:table-cell>
          <table:table-cell table:formula="of:=&quot;CFG READ &quot;&amp;MID([.A157];3;4)&amp;&quot; &quot;&amp;MID([.B157];3;2)" office:value-type="string" office:string-value="CFG READ 3813 12" calcext:value-type="string">
            <text:p>CFG READ 3813 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3</text:p>
          </table:table-cell>
          <table:table-cell table:style-name="ce6" office:value-type="float" office:value="750" calcext:value-type="float">
            <text:p>75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5 % SOC</text:p>
          </table:table-cell>
          <table:table-cell table:formula="of:=&quot;CFG READ &quot;&amp;MID([.A158];3;4)&amp;&quot; &quot;&amp;MID([.B158];3;2)" office:value-type="string" office:string-value="CFG READ 3813 13" calcext:value-type="string">
            <text:p>CFG READ 3813 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4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59];3;4)&amp;&quot; &quot;&amp;MID([.B159];3;2)" office:value-type="string" office:string-value="CFG READ 3813 14" calcext:value-type="string">
            <text:p>CFG READ 3813 14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5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string" calcext:value-type="string">
            <text:p>SOC brake cutback map: point 1</text:p>
          </table:table-cell>
          <table:table-cell table:style-name="ce16" office:value-type="string" calcext:value-type="string">
            <text:p><text:s/>= 0 % SOC</text:p>
          </table:table-cell>
          <table:table-cell table:formula="of:=&quot;CFG READ &quot;&amp;MID([.A161];3;4)&amp;&quot; &quot;&amp;MID([.B161];3;2)" office:value-type="string" office:string-value="CFG READ 3813 15" calcext:value-type="string">
            <text:p>CFG READ 3813 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6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1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62];3;4)&amp;&quot; &quot;&amp;MID([.B162];3;2)" office:value-type="string" office:string-value="CFG READ 3813 16" calcext:value-type="string">
            <text:p>CFG READ 3813 1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7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office:value-type="string" calcext:value-type="string">
            <text:p>… point 2</text:p>
          </table:table-cell>
          <table:table-cell table:style-name="ce16" office:value-type="string" calcext:value-type="string">
            <text:p><text:s/>= 10 % SOC</text:p>
          </table:table-cell>
          <table:table-cell table:formula="of:=&quot;CFG READ &quot;&amp;MID([.A163];3;4)&amp;&quot; &quot;&amp;MID([.B163];3;2)" office:value-type="string" office:string-value="CFG READ 3813 17" calcext:value-type="string">
            <text:p>CFG READ 3813 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8</text:p>
          </table:table-cell>
          <table:table-cell table:style-name="ce6" office:value-type="float" office:value="5000" calcext:value-type="float">
            <text:p>5000</text:p>
          </table:table-cell>
          <table:table-cell table:style-name="ce6"/>
          <table:table-cell office:value-type="string" calcext:value-type="string">
            <text:p>… cutback 2</text:p>
          </table:table-cell>
          <table:table-cell table:style-name="ce16" office:value-type="string" calcext:value-type="string">
            <text:p><text:s/>= 100 % power</text:p>
          </table:table-cell>
          <table:table-cell table:formula="of:=&quot;CFG READ &quot;&amp;MID([.A164];3;4)&amp;&quot; &quot;&amp;MID([.B164];3;2)" office:value-type="string" office:string-value="CFG READ 3813 18" calcext:value-type="string">
            <text:p>CFG READ 3813 18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6" table:number-columns-repeated="2"/>
          <table:table-cell/>
          <table:table-cell table:style-name="ce16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23</text:p>
          </table:table-cell>
          <table:table-cell table:style-name="ce6" office:value-type="float" office:value="4608" calcext:value-type="float">
            <text:p>4608</text:p>
          </table:table-cell>
          <table:table-cell table:style-name="ce6"/>
          <table:table-cell office:value-type="string" calcext:value-type="string">
            <text:p>Motor max power</text:p>
          </table:table-cell>
          <table:table-cell table:style-name="ce16" office:value-type="string" calcext:value-type="string">
            <text:p>this is 100% ref for SOC cutbacks</text:p>
          </table:table-cell>
          <table:table-cell table:formula="of:=&quot;CFG READ &quot;&amp;MID([.A166];3;4)&amp;&quot; &quot;&amp;MID([.B166];3;2)" office:value-type="string" office:string-value="CFG READ 3813 23" calcext:value-type="string">
            <text:p>CFG READ 3813 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string" calcext:value-type="string">
            <text:p>Drive cutback current</text:p>
          </table:table-cell>
          <table:table-cell office:value-type="string" calcext:value-type="string">
            <text:p><text:s/>= disabled</text:p>
          </table:table-cell>
          <table:table-cell table:formula="of:=&quot;CFG READ &quot;&amp;MID([.A168];3;4)&amp;&quot; &quot;&amp;MID([.B168];3;2)" office:value-type="string" office:string-value="CFG READ 2872 01" calcext:value-type="string">
            <text:p>CFG READ 2872 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2</text:p>
          </table:table-cell>
          <table:table-cell table:style-name="ce6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formula="of:=&quot;CFG READ &quot;&amp;MID([.A169];3;4)&amp;&quot; &quot;&amp;MID([.B169];3;2)" office:value-type="string" office:string-value="CFG READ 2872 02" calcext:value-type="string">
            <text:p>CFG READ 2872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23</text:p>
          </table:table-cell>
          <table:table-cell table:style-name="ce4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: range</text:p>
          </table:table-cell>
          <table:table-cell office:value-type="string" calcext:value-type="string">
            <text:p><text:s/>= 15 A</text:p>
          </table:table-cell>
          <table:table-cell table:formula="of:=&quot;CFG READ &quot;&amp;MID([.A171];3;4)&amp;&quot; &quot;&amp;MID([.B171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0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CFG READ &quot;&amp;MID([.A172];3;4)&amp;&quot; &quot;&amp;MID([.B172];3;2)" office:value-type="string" office:string-value="CFG READ 3813 30" calcext:value-type="string">
            <text:p>CFG READ 3813 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1</text:p>
          </table:table-cell>
          <table:table-cell table:style-name="ce6" office:value-type="float" office:value="800" calcext:value-type="float">
            <text:p>800</text:p>
          </table:table-cell>
          <table:table-cell table:style-name="ce6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CFG READ &quot;&amp;MID([.A173];3;4)&amp;&quot; &quot;&amp;MID([.B173];3;2)" office:value-type="string" office:string-value="CFG READ 3813 31" calcext:value-type="string">
            <text:p>CFG READ 3813 3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3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2" style:volatile="true">
      <loext:fill-character> </loext:fill-character>
      <number:text>-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19:49:27.5640112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12-08T19:56:01.043326503</dc:date>
    <dc:creator>Michael Balzer</dc:creator>
    <meta:editing-duration>P5DT10H6M30S</meta:editing-duration>
    <meta:editing-cycles>33</meta:editing-cycles>
    <meta:generator>LibreOffice/5.1.5.2$Linux_X86_64 LibreOffice_project/10m0$Build-2</meta:generator>
    <meta:document-statistic meta:table-count="1" meta:cell-count="955" meta:object-count="0"/>
  </office:meta>
</office:document-meta>
</file>